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20pt" fo:font-weight="bold" style:font-size-asian="20pt" style:font-weight-asian="bold" style:font-name-complex="XB Zar"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۳- آشنایی با میزکار گنوم</text:p>
      <text:p text:style-name="P1"/>
      <text:p text:style-name="P1"/>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 توجه داشته باشید که واژه‌های دسکتاپ و میزکار از نظر معنا برابرند، اما برای تمایز کاربرد، از واژه‌ی دسکتاپ برای اشاره به صفحه اصلی پس از ورود به سیستم و از واژه‌ی میزکار برای اشاره به کلیت محیط گرافیکی گنوم استفاده شده است.</text:p>
      <text:p text:style-name="P1"/>
      <text:p text:style-name="P2">۱-۳- ورود<text:span text:style-name="T1"><text:note text:id="ftn2" text:note-class="footnote"><text:note-citation>2</text:note-citation><text:note-body><text:p text:style-name="Footnote">Log in</text:p></text:note-body></text:note></text:span><text:span text:style-name="T1"> </text:span>به سیستم و خروج<text:span text:style-name="T1"><text:note text:id="ftn3" text:note-class="footnote"><text:note-citation>3</text:note-citation><text:note-body><text:p text:style-name="Footnote">Log out</text:p></text:note-body></text:note></text:span> از آن</text:p>
      <text:p text:style-name="P4">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کیبور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star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4">برای ورود به سیستم کارهای زیر را انجام دهید:</text:p>
      <text:p text:style-name="P4">۱- روی نام کاربر دلخواه کلیک کنید. کادر ورود رمز عبور نمایش داده می‌شود.</text:p>
      <text:p text:style-name="P4">۲- رمز عبور خود را در این قسمت وارد کنید.</text:p>
      <text:p text:style-name="P4">۳- کلید Enter را فشار دهید یا روی دکمه‌ی Log in کلیک کنید.</text:p>
      <text:p text:style-name="P4">۴- اگر نام کاربری و رمز عبور وارد شده درست بود، وارد محیطِ میزکار گنوم می‌شوید.</text:p>
      <text:p text:style-name="P4"/>
      <text:p text:style-name="P4">برای خروج از سیستم کارهای زیر را انجام دهید:</text:p>
      <text:p text:style-name="P4">۱- تمام نرم‌افزارهای در حال اجرا را ببندید و فایل‌های در حال ویرایش را ذخیره کنید.</text:p>
      <text:p text:style-name="P4">۲- روی گزینه‌ی System در پنل بالا، سمت چپ کلیک کنید.</text:p>
      <text:p text:style-name="P4">۳- سپس گزینه‌ی … Log out را انتخاب کنید.</text:p>
      <text:p text:style-name="P4">۴- کاربر جاری از سیستم خارج می‌شود و صفحه‌ی ورود به سیستم دوباره نمایش داده می‌شود.</text:p>
      <text:p text:style-name="P4"><text:soft-page-break/></text:p>
      <text:p text:style-name="P4">اگر چه این کار توصیه نمی‌شود، اما اگر می‌خواهید پس از بوت شدن سیستم، از شما نام کاربر و رمز عبور پرسیده نشود، مراحل زیر را انجام دهید:</text:p>
      <text:p text:style-name="P4">۱- پس از ورود به محیط میزکار گنوم، از منوی بالا سمت چپ وارد System → Administration شوید.</text:p>
      <text:p text:style-name="P4">۲- سپس گزینه‌ی Login Screen را انتخاب کنید.</text:p>
      <text:p text:style-name="P4">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4">۴- گزینه‌ی Log in as را انتخاب کنید. کاربر دلخواه خود را برای ورود خودکار به سیستم انتخاب کنید.</text:p>
      <text:p text:style-name="P4">۵- برای ذخیره‌ی تغییرات پنجره را ببندید. برای این کار از دکمه‌ی Close استفاده کنید.</text:p>
      <text:p text:style-name="P4"/>
      <text:p text:style-name="P3">۲-۳- ساختار میزکار گنوم و عناصر آن</text:p>
      <text:p text:style-name="P4">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4"><text:span text:style-name="T4">۱-۲-۳- دسکتاپ (محیط اصلی میزکار گنوم)</text:span>: 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روی هر کدام از این آیکون‌ها می‌توانید محتویات آنرا مشاهده کنید. <text:span text:style-name="T3">(تصویر میزکار گنوم - ۲)</text:span></text:p>
      <text:p text:style-name="P4"/>
      <text:p text:style-name="P2">۲-۲-۳- پنل بالا<text:span text:style-name="T1">:</text:span> <text:span text:style-name="T1">به نوارهای رنگی در بالا و پایین صفحه که گزینه‌های مختلفی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۱-۲-۲-۳- منوها اصلی<text:span text:style-name="T1">:</text:span></text:p>
      <text:p text:style-name="P4">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روی این منو، دسته‌بندی‌ها نمایش داده می‌شود و با مکث روی هر دسته، نرم‌افزارهای زیرمجموعه‌ی آن دسته نمایش داده می‌شود.</text:p>
      <text:p text:style-name="P4">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4">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کیبورد، اندازه‌ی صفحه، تصویر پس‌زمینه و … را تغییر دهید. نرم‌افزارهای مدیریت سیستم شامل گزینه‌های تنظیم صفحه‌ی ورود به سیستم، <text:soft-page-break/>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4"/>
      <text:p text:style-name="P2">۲-۲-۲-۳- اجراکننده‌ها (آیکون‌های میانبر نرم‌افزارها)<text:span text:style-name="T1">:</text:span></text:p>
      <text:p text:style-name="P4">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4"/>
      <text:p text:style-name="P2">۳-۲-۲-۳- اپلت‌ها<text:span text:style-name="T1">:</text:span></text:p>
      <text:p text:style-name="P4">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روی ساعت، تقویم نمایش داده می‌شود. همچنین می‌توانید با راست‌کلیک روی هر آیکون، تنظیمات آنرا تغییر دهید.</text:p>
      <text:p text:style-name="P1"><text:span text:style-name="T4">۳-۲-۳- پنل پایین</text:span><text:span text:style-name="T1">: 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4"/>
      <text:p text:style-name="P1"><text:span text:style-name="T4">۱-۳-۲-۳- <text:s/>نمایش دسکتاپ</text:span><text:span text:style-name="T1">: با کلیک روی این آیکون، تمام پنجره‌ها مخفی می‌شود و دسکتاپ نمایش داده می‌شود و با کلیک مجدد، عکس این عمل اتفاق می‌افتد.</text:span></text:p>
      <text:p text:style-name="P4"/>
      <text:p text:style-name="P2">۲-۳-۲-۳- نوار وظیفه<text:span text:style-name="T1">: برنامه‌های در حال اجرا در این قسمت نمایش داده می‌شوند.</text:span></text:p>
      <text:p text:style-name="P4"/>
      <text:p text:style-name="P2">۳-۳-۲-۳- 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روی هر پنجره‌ی کوچک در سمت راست پنل پایین، می‌توانید به هر فضای کاری دسترسی پیدا کنید.</text:span></text:p>
      <text:p text:style-name="P4"/>
      <text:p text:style-name="P4"/>
      <text:p text:style-name="P2">۳-۳- 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روی یکی از آیکون‌های روی دسکتاپ کلیک کنید. پنجره‌ای باز شده، همان نرم‌افزار ناتیلوس است </text:span><text:span text:style-name="T1">که </text:span><text:soft-page-break/><text:span text:style-name="T1">به کمک آن می‌توانید فایل‌ها و پوشه‌های خود را بیابید. </text:span><text:span text:style-name="T2">(تصویر نرم‌افزار ناتیلوس - ۳)</text:span></text:p>
      <text:p text:style-name="P4"/>
      <text:p text:style-name="P3">۴-۳- سفارشی کردن میزکار گنوم</text:p>
      <text:p text:style-name="P4">در اینجا به دو نمونه از شیوه‌های مختلف سفارشی کردن میزکار گنوم اشاره می‌کنیم: تغییر تصویر پس‌زمینه و اضافه کردن زبان فارسی به کیبورد.</text:p>
      <text:p text:style-name="P4">برای تغییر تصویر پس‌زمینه مراحل زیر را دنبال کنید:</text:p>
      <text:p text:style-name="P4">۱- روی فضای خالی دسکتاپ راست‌کلیک کنید و گزینه‌ی Change Desktop Background (تغییر تصویر پس‌زمینه‌ی دسکتاپ) را انتخاب کنید.</text:p>
      <text:p text:style-name="P4">۲- عکس دلخواه خود را انتخاب کنید.</text:p>
      <text:p text:style-name="P4">۳- برای خروج روی دکمه‌ی Close کلیک کنید یا روی دکمه‌ی ضربدر از سمت چپ در نوار عنوان پنجره کلیک کنید.</text:p>
      <text:p text:style-name="P4"/>
      <text:p text:style-name="P4">برای اضافه کردن زبان فارسی به کیبورد مراحل زیر را دنبال کنید:</text:p>
      <text:p text:style-name="P4">۱- روی منوی System کلیک کنید و از زیرمنوی Preferences گزینه‌ی Keyboard را انتخاب کنید.</text:p>
      <text:p text:style-name="P4">۲- به برگه‌ی Layouts بروید.</text:p>
      <text:p text:style-name="P4">۳- روی دکمه‌ی Add (اضافه کردن) کلیک کنید.</text:p>
      <text:p text:style-name="P4">۴- از قسمت Country (کشور)، Iran, Islamic Republic of را انتخاب کنید.</text:p>
      <text:p text:style-name="P4">۵- روی دکمه‌ی Add کلیک کنید.</text:p>
      <text:p text:style-name="P4">۶- سپس دکمه‌ی Options را کلیک کنید.</text:p>
      <text:p text:style-name="P4">۷- روی گزینه‌ی Key(s) to change layout کلیک کنید و کلیدهای دلخواه خود را برای تغییر زبان انتخاب کنید (برای مثال: Alt+Shift).</text:p>
      <text:p text:style-name="P4">۸- با کلیک روی دکمه‌های Close تمام پنجره‌ها را ببندید.</text:p>
      <text:p text:style-name="P4">۹- حال می‌بینید که در قسمت اپلت‌ها، گزینه‌ی USA آمده است که همان کیبورد انگلیسی است. با بکار گیری کلیدهایی که برای تغییر زبان انتخاب کرده‌اید (برای مثال: Alt+Shift)، گزینه‌ی Irn که همان کیبور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2:04:08</dc:date>
    <dc:creator>Mostafa Moradian</dc:creator>
    <meta:editing-duration>PT8H28M5S</meta:editing-duration>
    <meta:editing-cycles>388</meta:editing-cycles>
    <meta:generator>LibreOffice/3.3$Linux LibreOffice_project/330m19$Build-202</meta:generator>
    <meta:document-statistic meta:table-count="0" meta:image-count="0" meta:object-count="0" meta:page-count="4" meta:paragraph-count="75" meta:word-count="1713" meta:character-count="8106"/>
  </office:meta>
</office:document-meta>
</file>